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-color="#fc5c00"/>
    </style:style>
    <style:style style:name="T1" style:family="text">
      <style:text-properties fo:color="#622502" loext:opacity="100%"/>
    </style:style>
    <style:style style:name="gr1" style:family="graphic">
      <style:graphic-properties draw:textarea-horizontal-align="justify" draw:textarea-vertical-align="middle" draw:auto-grow-height="false" fo:min-height="1.341cm" fo:min-width="2.72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5cm" svg:stroke-color="#0369a3" draw:marker-start-width="0.406cm" draw:marker-end-width="0.406cm" draw:fill-color="#fc5c00" draw:textarea-horizontal-align="justify" draw:textarea-vertical-align="middle" draw:auto-grow-height="false" fo:min-height="6.246cm" fo:min-width="12.158cm" fo:padding-top="0.018cm" fo:padding-bottom="0.018cm" fo:padding-left="0.018cm" fo:padding-right="0.01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2" draw:text-style-name="P1" svg:width="12.195cm" svg:height="6.282cm" svg:x="0.302cm" svg:y="0.661cm"><svg:desc>{d.shapeBack:color(shape, background)}
{d.shapeBorder:color(shape, border)}</svg:desc><text:p/><text:p><text:span text:style-name="T1">ShapeText={d.shapeText}</text:span></text:p><text:p><text:span text:style-name="T1">ShapeHighlight={d.shapeHighlight}</text:span></text:p><text:p><text:span text:style-name="T1">{d.shapeText:color(shape, text)}</text:span></text:p><text:p><text:span text:style-name="T1">{d.shapeHighlight:color(shape, highlight)}</text:span></text:p><text:p><text:span text:style-name="T1"/></text:p><draw:enhanced-geometry svg:viewBox="0 0 21600 21600" draw:type="rectangle" draw:enhanced-path="M 0 0 L 21600 0 21600 21600 0 21600 0 0 Z N"/></draw:custom-shape><draw:custom-shape text:anchor-type="paragraph" draw:z-index="1" draw:name="Shape 2" draw:style-name="gr1" svg:width="3.857cm" svg:height="1.895cm" svg:x="3.651cm" svg:y="10.245cm"><svg:desc>{d.shapeBack:color(shape, background)}</svg:desc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8:47:39.286556365</meta:creation-date>
    <dc:date>2024-01-24T10:08:12.399908835</dc:date>
    <meta:editing-duration>PT1H20M31S</meta:editing-duration>
    <meta:editing-cycles>6</meta:editing-cycles>
    <meta:generator>LibreOffice/24.2.0.2$MacOSX_X86_64 LibreOffice_project/b1fd3a6f0759c6f806568e15c957f97194bbec8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